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2" style:family="paragraph" style:parent-style-name="Standard">
      <style:paragraph-properties style:text-autospace="non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Footnote">
      <style:text-properties style:font-name="Times New Roman"/>
    </style:style>
    <style:style style:name="P15" style:family="paragraph" style:parent-style-name="Standard">
      <style:paragraph-properties fo:break-before="page"/>
    </style:style>
    <style:style style:name="P16" style:family="paragraph" style:parent-style-name="Heading_20_1" style:master-page-name="First_20_Page">
      <style:paragraph-properties style:page-number="auto"/>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paragraph-properties style:text-autospace="none"/>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underline-style="none"/>
    </style:style>
    <style:style style:name="T11" style:family="text">
      <style:text-properties style:font-name="Times New Roman" fo:font-size="12pt" style:font-size-asian="12pt" style:font-size-complex="12pt"/>
    </style:style>
    <style:style style:name="T12" style:family="text">
      <style:text-properties fo:color="#1a1a1a" style:font-name="Times New Roman" fo:font-size="12pt" style:font-name-asian="ArialMT" style:font-size-asian="12pt" style:font-name-complex="ArialMT" style:font-size-complex="12pt"/>
    </style:style>
    <style:style style:name="T13" style:family="text">
      <style:text-properties fo:color="#262626" style:font-name-asian="Verdana" style:font-name-complex="Verdana"/>
    </style:style>
    <style:style style:name="T14" style:family="text">
      <style:text-properties fo:color="#262626" fo:font-style="italic" style:font-name-asian="Verdana" style:font-style-asian="italic" style:font-name-complex="Verdana" style:font-style-complex="italic"/>
    </style:style>
    <style:style style:name="T15" style:family="text">
      <style:text-properties fo:color="#262626" fo:font-style="normal" style:font-name-asian="Verdana" style:font-style-asian="normal" style:font-name-complex="Verdana" style:font-style-complex="normal"/>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fo:language="en" fo:country="US" style:language-complex="ar" style:country-complex="SA"/>
    </style:style>
    <style:style style:name="T18" style:family="text">
      <style:text-properties style:font-name="Times New Roman1" fo:font-size="1pt" style:font-name-asian="Times New Roman1" style:font-name-complex="Times New Roman1"/>
    </style:style>
    <style:style style:name="T19"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4">the</text:span> sum of the inputs that trigger the production of the PCER by the producer(s<text:span text:style-name="T10">) and the action(s) taken by the consumer(s).</text:span></text:p>
      <text:p text:style-name="Standard"><text:span text:style-name="T10">Its main advantage is the knowledge independence it imparts between all of </text:span><text:span text:style-name="T5">the</text:span><text:span text:style-name="T10">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7"> the other nodes involved in </text:span><text:span text:style-name="T6">the</text:span><text:span text:style-name="T7"> event.</text:span><text:note text:id="ftn1" text:note-class="footnote"><text:note-citation>1</text:note-citation><text:note-body><text:p text:style-name="P14"><text:span text:style-name="T13">D. Miorandi and S. Vitturi, “Performance analysis of producer/consumer protocols over IEEE 802.11 wireless links”, </text:span><text:span text:style-name="T14">Proc. IEEE Workshop Factory Communication Systems (WFCS)</text:span><text:span text:style-name="T15">, 2004 </text:span></text:p></text:note-body></text:note><text:note text:id="ftn2" text:note-class="footnote"><text:note-citation>2</text:note-citation><text:note-body><text:p text:style-name="Footnote"><text:span text:style-name="T16">The Producer/Consumer Model and Control System Design ControlLogix 1999 </text:span>https://cours.etsmtl.ca/gpa774/Cours/old-24-03-04/Documentations/Rockwell/articles/Producer_Consumer.html</text:p></text:note-body></text:note></text:p>
      <text:p text:style-name="Standard">The P/C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4">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4">the</text:span> time. <text:s/></text:p>
      <text:h text:style-name="Heading_20_2" text:outline-level="2">References and Context</text:h>
      <text:p text:style-name="Standard"> For more information on format and presentation, see: </text:p>
      <text:list xml:id="list6456834085099114229" text:style-name="L1">
        <text:list-item>
          <text:p text:style-name="P20">OpenLCB Common Information Technical Note</text:p>
        </text:list-item>
      </text:list>
      <text:p text:style-name="Standard">For more information on MTI values and how they are laid out, see:</text:p>
      <text:list xml:id="list7513079596421298151" text:style-name="L2">
        <text:list-item>
          <text:p text:style-name="P21">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21">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4">the</text:span> form 0bv...0 and the mask 0b0...m. <text:s/>If the lowest bit of the base value is a one, then the combined form is 0bv...0. <text:s/>However, if the lowest bit of <text:span text:style-name="T4">the</text:span> base value is a zero, then the mask is inverted and the combined form becomes 0bv...1. <text:s/></text:p>
      <text:p text:style-name="Standard"><draw:g text:anchor-type="paragraph" draw:z-index="15" draw:style-name="gr3"><draw:rect draw:style-name="gr5" draw:text-style-name="P29" svg:width="0.1579in" svg:height="0.3157in" svg:x="2.6157in" svg:y="0.263in"><text:p text:style-name="P28"><text:span text:style-name="T19">0</text:span></text:p></draw:rect><draw:rect draw:style-name="gr5" draw:text-style-name="P29" svg:width="0.1579in" svg:height="0.3157in" svg:x="1.7102in" svg:y="0.263in"><text:p text:style-name="P28"><text:span text:style-name="T19">x</text:span></text:p></draw:rect><draw:rect draw:style-name="gr5" draw:text-style-name="P29" svg:width="0.1571in" svg:height="0.3157in" svg:x="2.4591in" svg:y="0.263in"><text:p text:style-name="P28"><text:span text:style-name="T19">x</text:span></text:p></draw:rect><draw:rect draw:style-name="gr5" draw:text-style-name="P29" xml:id="id7" draw:id="id7" svg:width="0.1579in" svg:height="0.3157in" svg:x="2.3012in" svg:y="0.263in"><text:p text:style-name="P28"><text:span text:style-name="T19">x</text:span></text:p></draw:rect><draw:rect draw:style-name="gr5" draw:text-style-name="P29" svg:width="0.1579in" svg:height="0.3157in" svg:x="2.1437in" svg:y="0.263in"><text:p text:style-name="P28"><text:span text:style-name="T19">x</text:span></text:p></draw:rect><draw:rect draw:style-name="gr5" draw:text-style-name="P29" svg:width="0.1579in" svg:height="0.3157in" svg:x="3.2457in" svg:y="0.263in"><text:p text:style-name="P28"><text:span text:style-name="T19">0</text:span></text:p></draw:rect><draw:rect draw:style-name="gr5" draw:text-style-name="P29" svg:width="0.1571in" svg:height="0.3157in" svg:x="3.089in" svg:y="0.263in"><text:p text:style-name="P28"><text:span text:style-name="T19">0</text:span></text:p></draw:rect><draw:rect draw:style-name="gr5" draw:text-style-name="P29" svg:width="0.1579in" svg:height="0.3157in" svg:x="2.9311in" svg:y="0.263in"><text:p text:style-name="P28"><text:span text:style-name="T19">...</text:span></text:p></draw:rect><draw:rect draw:style-name="gr5" draw:text-style-name="P29" svg:width="0.1579in" svg:height="0.3157in" svg:x="2.7736in" svg:y="0.263in"><text:p text:style-name="P28"><text:span text:style-name="T19">0</text:span></text:p></draw:rect><draw:rect draw:style-name="gr5" draw:text-style-name="P29" svg:width="0.276in" svg:height="0.3157in" svg:x="1.8681in" svg:y="0.263in"><text:p text:style-name="P28"><text:span text:style-name="T19">...</text:span></text:p></draw:rect><draw:custom-shape draw:style-name="gr6" draw:text-style-name="P30"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2" svg:width="0.5512in" svg:height="0.2594in" svg:x="2.813in" svg:y="1.2476in"><draw:text-box><text:p text:style-name="P31"><text:span text:style-name="T20">Base</text:span></text:p></draw:text-box></draw:frame><draw:frame draw:style-name="gr11" draw:text-style-name="P32" svg:width="0.5516in" svg:height="0.2594in" svg:x="3.6791in" svg:y="1.2476in"><draw:text-box><text:p text:style-name="P31"><text:span text:style-name="T20">Mask</text:span></text:p></draw:text-box></draw:frame><draw:rect draw:style-name="gr5" draw:text-style-name="P29" svg:width="0.1579in" svg:height="0.3157in" svg:x="3.561in" svg:y="0.8146in"><text:p text:style-name="P28"><text:span text:style-name="T19">x</text:span></text:p></draw:rect><draw:rect draw:style-name="gr5" draw:text-style-name="P29" svg:width="0.1579in" svg:height="0.3157in" svg:x="2.6555in" svg:y="0.8146in"><text:p text:style-name="P28"><text:span text:style-name="T19">x</text:span></text:p></draw:rect><draw:rect draw:style-name="gr5" draw:text-style-name="P29" svg:width="0.1579in" svg:height="0.3157in" svg:x="3.4035in" svg:y="0.8146in"><text:p text:style-name="P28"><text:span text:style-name="T19">x</text:span></text:p></draw:rect><draw:rect draw:style-name="gr5" draw:text-style-name="P29" svg:width="0.1579in" svg:height="0.3157in" svg:x="3.2457in" svg:y="0.8146in"><text:p text:style-name="P28"><text:span text:style-name="T19">x</text:span></text:p></draw:rect><draw:rect draw:style-name="gr5" draw:text-style-name="P29" svg:width="0.1571in" svg:height="0.3157in" svg:x="3.089in" svg:y="0.8146in"><text:p text:style-name="P28"><text:span text:style-name="T19">x</text:span></text:p></draw:rect><draw:rect draw:style-name="gr5" draw:text-style-name="P29" svg:width="0.1579in" svg:height="0.3157in" svg:x="4.1909in" svg:y="0.8146in"><text:p text:style-name="P28"><text:span text:style-name="T19">x</text:span></text:p></draw:rect><draw:rect draw:style-name="gr5" draw:text-style-name="P29" svg:width="0.1579in" svg:height="0.3157in" svg:x="4.0335in" svg:y="0.8146in"><text:p text:style-name="P28"><text:span text:style-name="T19">x</text:span></text:p></draw:rect><draw:rect draw:style-name="gr5" draw:text-style-name="P29" svg:width="0.1579in" svg:height="0.3157in" svg:x="3.8756in" svg:y="0.8146in"><text:p text:style-name="P28"><text:span text:style-name="T19">...</text:span></text:p></draw:rect><draw:rect draw:style-name="gr5" draw:text-style-name="P29" svg:width="0.1571in" svg:height="0.3157in" svg:x="3.7185in" svg:y="0.8146in"><text:p text:style-name="P28"><text:span text:style-name="T19">x</text:span></text:p></draw:rect><draw:rect draw:style-name="gr5" draw:text-style-name="P29" svg:width="0.276in" svg:height="0.3157in" svg:x="2.813in" svg:y="0.8146in"><text:p text:style-name="P28"><text:span text:style-name="T19">...</text:span></text:p></draw:rect><draw:rect draw:style-name="gr5" draw:text-style-name="P29" svg:width="0.1571in" svg:height="0.3157in" svg:x="4.5063in" svg:y="0.263in"><text:p text:style-name="P28"><text:span text:style-name="T19">m</text:span></text:p></draw:rect><draw:rect draw:style-name="gr17" draw:text-style-name="P29" svg:width="0.1571in" svg:height="0.3157in" svg:x="3.6008in" svg:y="0.263in"><text:p/></draw:rect><draw:rect draw:style-name="gr17" draw:text-style-name="P29" svg:width="0.1579in" svg:height="0.3157in" svg:x="4.3484in" svg:y="0.263in"><text:p/></draw:rect><draw:rect draw:style-name="gr17" draw:text-style-name="P29" svg:width="0.1579in" svg:height="0.3157in" svg:x="4.1909in" svg:y="0.263in"><text:p/></draw:rect><draw:rect draw:style-name="gr17" draw:text-style-name="P29" svg:width="0.1579in" svg:height="0.3157in" svg:x="4.0335in" svg:y="0.263in"><text:p/></draw:rect><draw:rect draw:style-name="gr5" draw:text-style-name="P29" svg:width="0.1571in" svg:height="0.3157in" svg:x="5.1362in" svg:y="0.263in"><text:p text:style-name="P28"><text:span text:style-name="T19">m</text:span></text:p></draw:rect><draw:rect draw:style-name="gr5" draw:text-style-name="P29" svg:width="0.1579in" svg:height="0.3157in" svg:x="4.9783in" svg:y="0.263in"><text:p text:style-name="P28"><text:span text:style-name="T19">m</text:span></text:p></draw:rect><draw:rect draw:style-name="gr5" draw:text-style-name="P29" xml:id="id9" draw:id="id9" svg:width="0.1579in" svg:height="0.3157in" svg:x="4.8209in" svg:y="0.263in"><text:p text:style-name="P28"><text:span text:style-name="T19">...</text:span></text:p></draw:rect><draw:rect draw:style-name="gr5" draw:text-style-name="P29" svg:width="0.1579in" svg:height="0.3157in" svg:x="4.663in" svg:y="0.263in"><text:p text:style-name="P28"><text:span text:style-name="T19">m</text:span></text:p></draw:rect><draw:rect draw:style-name="gr5" draw:text-style-name="P29" svg:width="0.276in" svg:height="0.3157in" svg:x="3.7575in" svg:y="0.263in"><text:p text:style-name="P28"><text:span text:style-name="T19">...</text:span></text:p></draw:rect><draw:rect draw:style-name="gr5" draw:text-style-name="P29" svg:width="0.1579in" svg:height="0.3157in" svg:x="3.5591in" svg:y="0.8122in"><text:p text:style-name="P28"><text:span text:style-name="T19">x</text:span></text:p></draw:rect><draw:rect draw:style-name="gr5" draw:text-style-name="P29" svg:width="0.1579in" svg:height="0.3157in" svg:x="2.6535in" svg:y="0.8122in"><text:p text:style-name="P28"><text:span text:style-name="T19">x</text:span></text:p></draw:rect><draw:rect draw:style-name="gr5" draw:text-style-name="P29" svg:width="0.1579in" svg:height="0.3157in" svg:x="3.4012in" svg:y="0.8122in"><text:p text:style-name="P28"><text:span text:style-name="T19">x</text:span></text:p></draw:rect><draw:rect draw:style-name="gr5" draw:text-style-name="P29" svg:width="0.1571in" svg:height="0.3157in" svg:x="3.2445in" svg:y="0.8122in"><text:p text:style-name="P28"><text:span text:style-name="T19">x</text:span></text:p></draw:rect><draw:rect draw:style-name="gr5" draw:text-style-name="P29" svg:width="0.1579in" svg:height="0.3157in" svg:x="3.0866in" svg:y="0.8122in"><text:p text:style-name="P28"><text:span text:style-name="T19">x</text:span></text:p></draw:rect><draw:rect draw:style-name="gr5" draw:text-style-name="P29" svg:width="0.1579in" svg:height="0.3157in" svg:x="4.189in" svg:y="0.8122in"><text:p text:style-name="P28"><text:span text:style-name="T19">x</text:span></text:p></draw:rect><draw:rect draw:style-name="gr5" draw:text-style-name="P29" svg:width="0.1579in" svg:height="0.3157in" svg:x="4.0311in" svg:y="0.8122in"><text:p text:style-name="P28"><text:span text:style-name="T19">x</text:span></text:p></draw:rect><draw:rect draw:style-name="gr5" draw:text-style-name="P29" svg:width="0.1571in" svg:height="0.3157in" svg:x="3.8744in" svg:y="0.8122in"><text:p text:style-name="P28"><text:span text:style-name="T19">...</text:span></text:p></draw:rect><draw:rect draw:style-name="gr5" draw:text-style-name="P29" svg:width="0.1579in" svg:height="0.3157in" svg:x="3.7165in" svg:y="0.8122in"><text:p text:style-name="P28"><text:span text:style-name="T19">x</text:span></text:p></draw:rect><draw:rect draw:style-name="gr5" draw:text-style-name="P29" svg:width="0.276in" svg:height="0.3157in" svg:x="2.811in" svg:y="0.8122in"><text:p text:style-name="P28"><text:span text:style-name="T19">...</text:span></text:p></draw:rect><draw:rect draw:style-name="gr5" draw:text-style-name="P29" svg:width="0.1579in" svg:height="0.3157in" svg:x="3.5591in" svg:y="0.8122in"><text:p text:style-name="P28"><text:span text:style-name="T19">m</text:span></text:p></draw:rect><draw:rect draw:style-name="gr5" draw:text-style-name="P29" svg:width="0.1579in" svg:height="0.3157in" svg:x="2.6535in" svg:y="0.8122in"><text:p text:style-name="P28"><text:span text:style-name="T19">x</text:span></text:p></draw:rect><draw:rect draw:style-name="gr5" draw:text-style-name="P29" svg:width="0.1579in" svg:height="0.3157in" svg:x="3.4012in" svg:y="0.8122in"><text:p text:style-name="P28"><text:span text:style-name="T19">x</text:span></text:p></draw:rect><draw:rect draw:style-name="gr5" draw:text-style-name="P29" svg:width="0.1571in" svg:height="0.3157in" svg:x="3.2445in" svg:y="0.8122in"><text:p text:style-name="P28"><text:span text:style-name="T19">x</text:span></text:p></draw:rect><draw:rect draw:style-name="gr5" draw:text-style-name="P29" xml:id="id8" draw:id="id8" svg:width="0.1579in" svg:height="0.3157in" svg:x="3.0866in" svg:y="0.8122in"><text:p text:style-name="P28"><text:span text:style-name="T19">x</text:span></text:p></draw:rect><draw:rect draw:style-name="gr5" draw:text-style-name="P29" svg:width="0.1579in" svg:height="0.3157in" svg:x="4.189in" svg:y="0.8122in"><text:p text:style-name="P28"><text:span text:style-name="T19">m</text:span></text:p></draw:rect><draw:rect draw:style-name="gr5" draw:text-style-name="P29" svg:width="0.1579in" svg:height="0.3157in" svg:x="4.0311in" svg:y="0.8122in"><text:p text:style-name="P28"><text:span text:style-name="T19">m</text:span></text:p></draw:rect><draw:rect draw:style-name="gr5" draw:text-style-name="P29" xml:id="id10" draw:id="id10" svg:width="0.1571in" svg:height="0.3157in" svg:x="3.8744in" svg:y="0.8122in"><text:p text:style-name="P28"><text:span text:style-name="T19">...</text:span></text:p></draw:rect><draw:rect draw:style-name="gr5" draw:text-style-name="P29" svg:width="0.1579in" svg:height="0.3157in" svg:x="3.7165in" svg:y="0.8122in"><text:p text:style-name="P28"><text:span text:style-name="T19">m</text:span></text:p></draw:rect><draw:rect draw:style-name="gr5" draw:text-style-name="P29" svg:width="0.276in" svg:height="0.3157in" svg:x="2.811in" svg:y="0.8122in"><text:p text:style-name="P28"><text:span text:style-name="T19">...</text:span></text:p></draw:rect><draw:frame draw:style-name="gr16" draw:text-style-name="P32" svg:width="0.5516in" svg:height="0.2594in" svg:x="1.6319in" svg:y="0.0665in"><draw:text-box><text:p text:style-name="P31"><text:span text:style-name="T20">Base</text:span></text:p></draw:text-box></draw:frame><draw:frame draw:style-name="gr11" draw:text-style-name="P32" svg:width="0.5516in" svg:height="0.2594in" svg:x="3.5217in" svg:y="0.0665in"><draw:text-box><text:p text:style-name="P31"><text:span text:style-name="T20">Mask</text:span></text:p></draw:text-box></draw:frame><draw:connector draw:style-name="gr10" draw:text-style-name="P30" draw:type="line" svg:x1="2.3799in" svg:y1="0.5783in" svg:x2="3.1654in" svg:y2="0.8126in" draw:start-shape="id7" draw:end-shape="id8" draw:end-glue-point="0" svg:d="m6045 1469 1995 595"><text:p/></draw:connector><draw:connector draw:style-name="gr10" draw:text-style-name="P30" draw:type="line" svg:x1="4.8992in" svg:y1="0.5783in" svg:x2="3.9528in" svg:y2="0.8126in" draw:start-shape="id9" draw:start-glue-point="2" draw:end-shape="id10" draw:end-glue-point="0" svg:d="m12444 1469-2404 595"><text:p/></draw:connector><draw:frame draw:style-name="gr16" draw:text-style-name="P33" svg:width="1.2598in" svg:height="0.2913in" svg:x="2.9709in" svg:y="1.4055in"><draw:text-box><text:p text:style-name="P31"><text:span text:style-name="T19">Range Mask</text:span></text:p></draw:text-box></draw:frame></draw:g><text:soft-page-break/></text:p>
      <text:p text:style-name="Standard"><draw:g text:anchor-type="paragraph" draw:z-index="14" draw:style-name="gr3"><draw:g draw:style-name="gr4"><draw:rect draw:style-name="gr5" draw:text-style-name="P29" svg:width="0.1579in" svg:height="0.3043in" svg:x="2.9701in" svg:y="0.4831in"><text:p text:style-name="P28"><text:span text:style-name="T19">m</text:span></text:p></draw:rect><draw:rect draw:style-name="gr5" draw:text-style-name="P29" svg:width="0.1579in" svg:height="0.3043in" svg:x="2.0646in" svg:y="0.4831in"><text:p text:style-name="P28"><text:span text:style-name="T19">x</text:span></text:p></draw:rect><draw:rect draw:style-name="gr5" draw:text-style-name="P29" xml:id="id2" draw:id="id2" svg:width="0.1579in" svg:height="0.3043in" svg:x="2.8126in" svg:y="0.4831in"><text:p text:style-name="P28"><text:span text:style-name="T19">x</text:span></text:p></draw:rect><draw:rect draw:style-name="gr5" draw:text-style-name="P29" svg:width="0.1579in" svg:height="0.3043in" svg:x="2.6547in" svg:y="0.4831in"><text:p text:style-name="P28"><text:span text:style-name="T19">x</text:span></text:p></draw:rect><draw:rect draw:style-name="gr5" draw:text-style-name="P29" svg:width="0.1571in" svg:height="0.3043in" svg:x="2.498in" svg:y="0.4831in"><text:p text:style-name="P28"><text:span text:style-name="T19">x</text:span></text:p></draw:rect><draw:rect draw:style-name="gr5" draw:text-style-name="P29" svg:width="0.1579in" svg:height="0.3043in" svg:x="3.6in" svg:y="0.4831in"><text:p text:style-name="P28"><text:span text:style-name="T19">m</text:span></text:p></draw:rect><draw:rect draw:style-name="gr5" draw:text-style-name="P29" svg:width="0.1579in" svg:height="0.3043in" svg:x="3.4425in" svg:y="0.4831in"><text:p text:style-name="P28"><text:span text:style-name="T19">m</text:span></text:p></draw:rect><draw:rect draw:style-name="gr5" draw:text-style-name="P29" svg:width="0.1579in" svg:height="0.3043in" svg:x="3.2846in" svg:y="0.4831in"><text:p text:style-name="P28"><text:span text:style-name="T19">...</text:span></text:p></draw:rect><draw:rect draw:style-name="gr5" draw:text-style-name="P29" svg:width="0.1571in" svg:height="0.3043in" svg:x="3.128in" svg:y="0.4831in"><text:p text:style-name="P28"><text:span text:style-name="T19">m</text:span></text:p></draw:rect><draw:rect draw:style-name="gr5" draw:text-style-name="P29" svg:width="0.276in" svg:height="0.3043in" svg:x="2.222in" svg:y="0.4831in"><text:p text:style-name="P28"><text:span text:style-name="T19">...</text:span></text:p></draw:rect><draw:custom-shape draw:style-name="gr6" draw:text-style-name="P30"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2" svg:width="1.024in" svg:height="0.2594in" svg:x="2.261in" svg:y="0.122in"><draw:text-box><text:p text:style-name="P31"><text:span text:style-name="T20">Base</text:span></text:p></draw:text-box></draw:frame><draw:frame draw:style-name="gr8" draw:text-style-name="P32" svg:width="1.024in" svg:height="0.2594in" svg:x="3.128in" svg:y="0.1409in"><draw:text-box><text:p text:style-name="P31"><text:span text:style-name="T20">Mask</text:span></text:p></draw:text-box></draw:frame><draw:frame draw:style-name="gr9" draw:text-style-name="P32" xml:id="id1" draw:id="id1" svg:width="1.7323in" svg:height="0.4189in" svg:x="3.128in" svg:y="0.8638in"><draw:text-box><text:p text:style-name="P31"><text:span text:style-name="T20">The sense of the mask bits depend on this bit. <text:s/></text:span></text:p></draw:text-box></draw:frame><draw:connector draw:style-name="gr10" draw:text-style-name="P30" draw:type="curve" svg:x1="3.128in" svg:y1="1.0728in" svg:x2="2.8909in" svg:y2="0.7874in" draw:start-shape="id1" draw:start-glue-point="3" draw:end-shape="id2" draw:end-glue-point="2" svg:d="m7945 2725c-403 0-602-241-602-725"><text:p/></draw:connector></draw:g><draw:g draw:style-name="gr4"><draw:rect draw:style-name="gr5" draw:text-style-name="P29" svg:width="0.1579in" svg:height="0.3043in" svg:x="2.9701in" svg:y="1.674in"><text:p text:style-name="P28"><text:span text:style-name="T19">1</text:span></text:p></draw:rect><draw:rect draw:style-name="gr5" draw:text-style-name="P29" svg:width="0.1579in" svg:height="0.3043in" svg:x="2.0646in" svg:y="1.674in"><text:p text:style-name="P28"><text:span text:style-name="T19">x</text:span></text:p></draw:rect><draw:rect draw:style-name="gr5" draw:text-style-name="P29" xml:id="id4" draw:id="id4" svg:width="0.1579in" svg:height="0.3043in" svg:x="2.8126in" svg:y="1.674in"><text:p text:style-name="P28"><text:span text:style-name="T19">0</text:span></text:p></draw:rect><draw:rect draw:style-name="gr5" draw:text-style-name="P29" svg:width="0.1579in" svg:height="0.3043in" svg:x="2.6547in" svg:y="1.674in"><text:p text:style-name="P28"><text:span text:style-name="T19">x</text:span></text:p></draw:rect><draw:rect draw:style-name="gr5" draw:text-style-name="P29" svg:width="0.1571in" svg:height="0.3043in" svg:x="2.498in" svg:y="1.674in"><text:p text:style-name="P28"><text:span text:style-name="T19">x</text:span></text:p></draw:rect><draw:rect draw:style-name="gr5" draw:text-style-name="P29" svg:width="0.1579in" svg:height="0.3043in" svg:x="3.6in" svg:y="1.674in"><text:p text:style-name="P28"><text:span text:style-name="T19">1</text:span></text:p></draw:rect><draw:rect draw:style-name="gr5" draw:text-style-name="P29" svg:width="0.1579in" svg:height="0.3043in" svg:x="3.4425in" svg:y="1.674in"><text:p text:style-name="P28"><text:span text:style-name="T19">1</text:span></text:p></draw:rect><draw:rect draw:style-name="gr5" draw:text-style-name="P29" svg:width="0.1579in" svg:height="0.3043in" svg:x="3.2846in" svg:y="1.674in"><text:p text:style-name="P28"><text:span text:style-name="T19">...</text:span></text:p></draw:rect><draw:rect draw:style-name="gr5" draw:text-style-name="P29" svg:width="0.1571in" svg:height="0.3043in" svg:x="3.128in" svg:y="1.674in"><text:p text:style-name="P28"><text:span text:style-name="T19">1</text:span></text:p></draw:rect><draw:rect draw:style-name="gr5" draw:text-style-name="P29" svg:width="0.276in" svg:height="0.3043in" svg:x="2.222in" svg:y="1.674in"><text:p text:style-name="P28"><text:span text:style-name="T19">...</text:span></text:p></draw:rect><draw:custom-shape draw:style-name="gr6" draw:text-style-name="P30"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2" svg:width="1.024in" svg:height="0.2594in" svg:x="2.261in" svg:y="1.313in"><draw:text-box><text:p text:style-name="P31"><text:span text:style-name="T20">Base</text:span></text:p></draw:text-box></draw:frame><draw:frame draw:style-name="gr11" draw:text-style-name="P32" svg:width="1.024in" svg:height="0.2594in" svg:x="3.128in" svg:y="1.3319in"><draw:text-box><text:p text:style-name="P31"><text:span text:style-name="T20">Mask</text:span></text:p></draw:text-box></draw:frame><draw:frame draw:style-name="gr12" draw:text-style-name="P32" xml:id="id3" draw:id="id3" svg:width="1.7323in" svg:height="0.5787in" svg:x="3.128in" svg:y="2.0547in"><draw:text-box><text:p text:style-name="P31"><text:span text:style-name="T20">If the lowest base bit is a 0, then mask bits are 1s. <text:s/></text:span></text:p></draw:text-box></draw:frame><draw:connector draw:style-name="gr10" draw:text-style-name="P30" draw:type="curve" svg:x1="3.128in" svg:y1="2.3437in" svg:x2="2.8909in" svg:y2="1.9783in" draw:start-shape="id3" draw:start-glue-point="3" draw:end-shape="id4" draw:end-glue-point="2" svg:d="m7945 5953c-403 0-602-309-602-928"><text:p/></draw:connector></draw:g><draw:g draw:style-name="gr4"><draw:rect draw:style-name="gr5" draw:text-style-name="P29" svg:width="0.1579in" svg:height="0.3043in" svg:x="2.9701in" svg:y="2.8646in"><text:p text:style-name="P28"><text:span text:style-name="T19">0</text:span></text:p></draw:rect><draw:rect draw:style-name="gr5" draw:text-style-name="P29" svg:width="0.1579in" svg:height="0.3043in" svg:x="2.0646in" svg:y="2.8646in"><text:p text:style-name="P28"><text:span text:style-name="T19">x</text:span></text:p></draw:rect><draw:rect draw:style-name="gr5" draw:text-style-name="P29" xml:id="id6" draw:id="id6" svg:width="0.1579in" svg:height="0.3043in" svg:x="2.8126in" svg:y="2.8646in"><text:p text:style-name="P28"><text:span text:style-name="T19">1</text:span></text:p></draw:rect><draw:rect draw:style-name="gr5" draw:text-style-name="P29" svg:width="0.1579in" svg:height="0.3043in" svg:x="2.6547in" svg:y="2.8646in"><text:p text:style-name="P28"><text:span text:style-name="T19">x</text:span></text:p></draw:rect><draw:rect draw:style-name="gr5" draw:text-style-name="P29" svg:width="0.1571in" svg:height="0.3043in" svg:x="2.498in" svg:y="2.8646in"><text:p text:style-name="P28"><text:span text:style-name="T19">x</text:span></text:p></draw:rect><draw:rect draw:style-name="gr5" draw:text-style-name="P29" svg:width="0.1579in" svg:height="0.3043in" svg:x="3.6in" svg:y="2.8646in"><text:p text:style-name="P28"><text:span text:style-name="T19">0</text:span></text:p></draw:rect><draw:rect draw:style-name="gr5" draw:text-style-name="P29" svg:width="0.1579in" svg:height="0.3043in" svg:x="3.4425in" svg:y="2.8646in"><text:p text:style-name="P28"><text:span text:style-name="T19">0</text:span></text:p></draw:rect><draw:rect draw:style-name="gr5" draw:text-style-name="P29" svg:width="0.1579in" svg:height="0.3043in" svg:x="3.2846in" svg:y="2.8646in"><text:p text:style-name="P28"><text:span text:style-name="T19">...</text:span></text:p></draw:rect><draw:rect draw:style-name="gr5" draw:text-style-name="P29" svg:width="0.1571in" svg:height="0.3043in" svg:x="3.128in" svg:y="2.8646in"><text:p text:style-name="P28"><text:span text:style-name="T19">0</text:span></text:p></draw:rect><draw:rect draw:style-name="gr5" draw:text-style-name="P29" svg:width="0.276in" svg:height="0.3043in" svg:x="2.222in" svg:y="2.8646in"><text:p text:style-name="P28"><text:span text:style-name="T19">...</text:span></text:p></draw:rect><draw:custom-shape draw:style-name="gr6" draw:text-style-name="P30"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2" svg:width="0.5913in" svg:height="0.2594in" svg:x="2.261in" svg:y="2.5031in"><draw:text-box><text:p text:style-name="P31"><text:span text:style-name="T20">Base</text:span></text:p></draw:text-box></draw:frame><draw:frame draw:style-name="gr14" draw:text-style-name="P32" svg:width="0.5906in" svg:height="0.2594in" svg:x="3.128in" svg:y="2.522in"><draw:text-box><text:p text:style-name="P31"><text:span text:style-name="T20">Mask</text:span></text:p></draw:text-box></draw:frame><draw:frame draw:style-name="gr15" draw:text-style-name="P32" xml:id="id5" draw:id="id5" svg:width="1.7323in" svg:height="0.5787in" svg:x="3.128in" svg:y="3.2449in"><draw:text-box><text:p text:style-name="P31"><text:span text:style-name="T20">If the lowest base bit is a 1, then mask bits are 0s. <text:s/></text:span></text:p></draw:text-box></draw:frame><draw:connector draw:style-name="gr10" draw:text-style-name="P30"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4">…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8">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8">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 is curr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requirement that 50% or more of the Event IDs in a range are consumed is to allow rounding the range up to the enclosing bit, but no further. This keeps <text:span text:style-name="T4">the</text:span> Event ID ranges in the complete OpenLCB system compact and is intended to make the task of gateways more manageable.</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requirement that 50% or more of the Event IDs in a range are produced is to allow rounding the range up to the enclosing bit, but no further. This keeps <text:span text:style-name="T4">the</text:span> Event ID ranges in the complete OpenLCB system compact and is intended to make the task of gateways more manageable.</text:p>
      <text:p text:style-name="Standard"><text:soft-page-break/>An example of a producer range would be a fast clock node that sends a range of events to indicate the time. Since <text:span text:style-name="T4">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roducer Identified/Producer Range Identified and Consumer Identified/Consumer Identified Range messages after Initialization Complete is allowed, but there's no delivery guarantee for <text:span text:style-name="T4">this</text:span> node's events until those have been sent and the state has transitioned to Advertised.</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5802831209839657136" text:style-name="L3">
        <text:list-item>
          <text:p text:style-name="P22">When the node is first initialized, after <text:s/>the “Initialization Complete” message has been sent.</text:p>
        </text:list-item>
        <text:list-item>
          <text:p text:style-name="P22">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3.1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text:soft-page-break/>Producer E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11">An OpenLCB Event represents the sum of all the causes and actions associated with particular concept , such as “Night is falling”, and implements a many-to-many relationship. <text:s/>It has been referred <text:soft-page-break/>to as the Producer-Consumer Model, in opposition to the Master-Slave Model.<text:note text:id="ftn5" text:note-class="footnote"><text:note-citation>5</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7">which</text:span> makes this model very flexible and extensible. <text:s/></text:p>
      <text:p text:style-name="P12"><text:span text:style-name="T12">Events are most often used to advertise changes in system state, for example a occupancy detector's state. <text:s/>The model maintains the distributed-state model of a layout because Events-messages are broadcast</text:span><text:span text:style-name="T12"><text:note text:id="ftn6" text:note-class="footnote"><text:note-citation>6</text:note-citation><text:note-body><text:p text:style-name="Footnote"><text:s/>OpenLCB uses interest-based routing, which means <text:span text:style-name="T9">that</text:span> Event messages are actually broadcast only to those bus segments on which a node has expressed interest. <text:s/>Event-ranges are used to express interest in a classes of events. <text:s text:c="2"/></text:p></text:note-body></text:note></text:span><text:span text:style-name="T12"> to all nodes, and this allows individual producers and consumers to use them to change their knowledge of the distributed state. <text:s/></text:span></text:p>
      <text:p text:style-name="P12"><text:span text:style-name="T12">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span></text:p>
      <text:h text:style-name="Heading_20_2" text:outline-level="2">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2"><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ext:soft-page-break/>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text:soft-page-break/>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7696270231340600307" text:style-name="L4">
        <text:list-item>
          <text:p text:style-name="P23">Don't <text:s/>do long linear searches to match an incoming Event ID to internal structures.</text:p>
        </text:list-item>
        <text:list-item>
          <text:p text:style-name="P23">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text:s/>All of these are assigned<text:span text:style-name="T11"> with the 01.00.00.00.00.00 or 01.01.00.00.00.00 reserv</text:span>ed IDs in their upper six bytes to ensure uniqueness and simplify recognition. <text:span text:style-name="T11"><text:s/></text:span>The OpenLCB group maintains a central list of the individual assigned Event IDs.<text:note text:id="ftn7" text:note-class="footnote"><text:note-citation>7</text:note-citation><text:note-body><text:p text:style-name="Footnote">See <text:a xlink:type="simple" xlink:href="http://www.openlcb.org/trunk/specs/EventIdAllocations.pdf">http://www.openlcb.org/trunk/specs/EventIdAllocations.pdf</text:a> for specific definitions</text:p></text:note-body></text:note></text:p>
      <text:p text:style-name="P9">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2</text:p>
          <text:p text:style-name="P19"><text:s/>2.3 References and Context<text:tab/>2</text:p>
          <text:p text:style-name="P19"><text:s/>2.4 Message Formats<text:tab/>2</text:p>
          <text:p text:style-name="P17"><text:s/>2.4.1 Producer/Consumer Event Report (PCER)<text:tab/>4</text:p>
          <text:p text:style-name="P17"><text:s/>2.4.2 Identify Consumer <text:tab/>4</text:p>
          <text:p text:style-name="P17"><text:s/>2.4.3 Consumer Identified <text:tab/>4</text:p>
          <text:p text:style-name="P17"><text:s/>2.4.4 Consumer Range Identified<text:tab/>4</text:p>
          <text:p text:style-name="P17"><text:s/>2.4.5 Identify Producer <text:tab/>4</text:p>
          <text:p text:style-name="P17"><text:s/>2.4.6 Producer Identified<text:tab/>4</text:p>
          <text:p text:style-name="P17"><text:s/>2.4.7 Producer Range Identified<text:tab/>4</text:p>
          <text:p text:style-name="P17"><text:s/>2.4.8 Identify Events<text:tab/>5</text:p>
          <text:p text:style-name="P19"><text:s/>2.5 States<text:tab/>5</text:p>
          <text:p text:style-name="P19"><text:s/>2.6 Interactions<text:tab/>5</text:p>
          <text:p text:style-name="P17"><text:s/>2.6.1 Event Transfer<text:tab/>6</text:p>
          <text:p text:style-name="P17"><text:s/>2.6.2 Event Enquiry<text:tab/>6</text:p>
          <text:p text:style-name="P17"><text:s/>2.6.3 Producer Enquiry<text:tab/>7</text:p>
          <text:p text:style-name="P17"><text:s/>2.6.4 Consumer Enquiry<text:tab/>7</text:p>
          <text:p text:style-name="P18"><text:s/>3 Background information <text:tab/>7</text:p>
          <text:p text:style-name="P19"><text:s/>3.1 Gateways<text:tab/>8</text:p>
          <text:p text:style-name="P19"><text:s/>3.2 Examples<text:tab/>8</text:p>
          <text:p text:style-name="P17"><text:s/>3.2.1 Case 1: All nodes initialized before link established, event X is sent<text:tab/>9</text:p>
          <text:p text:style-name="P17"><text:s/>3.2.2 Case 2: Node B2 comes up, after event X has been sent in the example above<text:tab/>9</text:p>
          <text:p text:style-name="P17"><text:s/>3.2.3 Case 3: Node A1 comes up, then event X is sent<text:tab/>9</text:p>
          <text:p text:style-name="P17"><text:s/>3.2.4 Case 4: Node A1 comes up, then event Y is sent<text:tab/>9</text:p>
          <text:p text:style-name="P19"><text:s/>3.3 Node Implementation hints<text:tab/>10</text:p>
          <text:p text:style-name="P19"><text:s/>3.4 Well known events<text:tab/>10</text:p>
          <text:p text:style-name="P19"><text:s/>3.5 History section<text:tab/>11</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16" text:date-value="2013-02-02T09:29:35">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29:35">Feb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16" text:date-value="2013-02-02T09:29:35">2-2-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2</meta:editing-cycles>
    <meta:editing-duration>P3DT22H29M47S</meta:editing-duration>
    <meta:generator>OpenOffice.org/3.4.1$Unix OpenOffice.org_project/341m1$Build-9593</meta:generator>
    <dc:date>2013-02-02T09:29:35</dc:date>
    <meta:keyword>OpenLCB Event Transport</meta:keyword>
    <dc:creator>Bob Jacobsen</dc:creator>
    <meta:document-statistic meta:table-count="1" meta:image-count="2" meta:object-count="0" meta:page-count="12" meta:paragraph-count="186" meta:word-count="4785" meta:character-count="28589"/>
    <meta:user-defined meta:name="Info 1"/>
    <meta:user-defined meta:name="Info 2"/>
    <meta:user-defined meta:name="Info 3"/>
    <meta:user-defined meta:name="Info 4"/>
  </office:meta>
</office:document-meta>
</file>